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Tempo (s) </text:p>
          </table:table-cell>
          <table:table-cell office:value-type="string">
            <text:p>Temperatura (°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.4">
            <text:p>23,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.9">
            <text:p>25,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.6">
            <text:p>27,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.2">
            <text:p>28,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.6">
            <text:p>28,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.7">
            <text:p>28,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8.8">
            <text:p>28,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.8">
            <text:p>28,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8.8">
            <text:p>28,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8.9">
            <text:p>28,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8.8">
            <text:p>28,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8.7">
            <text:p>28,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8.6">
            <text:p>28,6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9/05/2014</text:date>, <text:time>17.28.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e Frau</meta:initial-creator>
    <meta:creation-date>2014-05-09T17:14:41</meta:creation-date>
    <dc:date>2014-05-09T17:28:56</dc:date>
    <dc:creator>Simone Frau</dc:creator>
    <meta:editing-duration>PT14M19S</meta:editing-duration>
    <meta:editing-cycles>1</meta:editing-cycles>
    <meta:document-statistic meta:table-count="3" meta:cell-count="28" meta:object-count="0"/>
    <meta:generator>OpenOffice/4.1.0$Unix OpenOffice.org_project/410m18$Build-9764</meta:generator>
  </office:meta>
</office:document-meta>
</file>